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 Character Detect Magic</text:p>
      <text:p text:style-name="Standard">When items are displayed, we need to know if Magical items should be flagged. <text:s/>We determin this by calling the 'CanCharacterDetectMagic' hook.</text:p>
      <text:p text:style-name="Standard"/>
      <text:p text:style-name="Heading">Search for Script</text:p>
      <text:p text:style-name="Text_20_body">The Active character in the party.</text:p>
      <text:p text:style-name="Heading">Context</text:p>
      <text:list xml:id="list32498846" text:style-name="L1">
        <text:list-item>
          <text:p text:style-name="P2">The 'Active' character in the party</text:p>
        </text:list-item>
      </text:list>
      <text:p text:style-name="Standard"/>
      <text:p text:style-name="Heading">Return Value</text:p>
      <text:p text:style-name="Text_20_body"><text:s/>If the script returns a value starting with 'Y', then magical items will be flagged.</text:p>
      <text:p text:style-name="Text_20_body"/>
      <text:p text:style-name="Heading">Parameters</text:p>
      <text:p text:style-name="Text_20_body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39:40.65</meta:creation-date>
    <meta:generator>OpenOffice.org/3.2$Win32 OpenOffice.org_project/320m18$Build-9502</meta:generator>
    <dc:date>2013-07-16T12:40:50.39</dc:date>
    <dc:creator>Paul Stevens</dc:creator>
    <meta:editing-duration>PT00H01M22S</meta:editing-duration>
    <meta:editing-cycles>1</meta:editing-cycles>
    <meta:document-statistic meta:table-count="0" meta:image-count="0" meta:object-count="0" meta:page-count="1" meta:paragraph-count="10" meta:word-count="62" meta:character-count="373"/>
  </office:meta>
</office:document-meta>
</file>